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3" style:family="paragraph" style:parent-style-name="Preformatted_20_Text">
      <style:text-properties fo:color="#808080" loext:opacity="100%"/>
    </style:style>
    <style:style style:name="P4" style:family="paragraph" style:parent-style-name="Preformatted_20_Text">
      <style:paragraph-properties fo:margin-top="0cm" fo:margin-bottom="0.499cm" style:contextual-spacing="false"/>
      <style:text-properties fo:color="#808080" loext:opacity="100%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color="#808080" loext:opacity="100%"/>
    </style:style>
    <style:style style:name="T1" style:family="text">
      <style:text-properties fo:color="#333333" loext:opacity="100%"/>
    </style:style>
    <style:style style:name="T2" style:family="text">
      <style:text-properties fo:color="#808080" loext:opacity="100%"/>
    </style:style>
    <style:style style:name="T3" style:family="text">
      <style:text-properties fo:color="#000080" loext:opacity="100%"/>
    </style:style>
    <style:style style:name="T4" style:family="text">
      <style:text-properties fo:color="#3333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mo alterar o hostname do Linux </text:h>
      <text:p text:style-name="Text_20_body"><text:span text:style-name="Strong_20_Emphasis">Introdução</text:span><text:line-break/>Neste tutorial vamos aprender como alterar o hostname do seu servidor Linux de forma rápida e direta.</text:p>
      <text:p text:style-name="P6">Se estiver logado como root, você pode remover o sudo dos comandos abaixo.</text:p>
      <text:p text:style-name="P5"><text:span text:style-name="T1">Você pode checar o hostname  de cada servidor com o comando: </text:span><text:span text:style-name="Strong_20_Emphasis"><text:span text:style-name="T2">hostname -f</text:span></text:span><text:span text:style-name="T1">.</text:span></text:p>
      <text:p text:style-name="Text_20_body"><text:span text:style-name="Strong_20_Emphasis">Primeiro vamos alterar o arquivo /etc/hostname</text:span></text:p>
      <text:p text:style-name="Preformatted_20_Text">$ sudo nano /etc/hostname</text:p>
      <text:p text:style-name="P1"/>
      <text:p text:style-name="P3"># Apague todo o conteúdo do arquivo e insira apenas seu novo hostname.</text:p>
      <text:p text:style-name="P4"># Ex: server01.cloud.server</text:p>
      <text:p text:style-name="Text_20_body"><text:span text:style-name="Strong_20_Emphasis">Para finalizar vamos alterar o arquivo /etc/hosts</text:span></text:p>
      <text:p text:style-name="Preformatted_20_Text">$ sudo nano /etc/hosts</text:p>
      <text:p text:style-name="P1"/>
      <text:p text:style-name="P3"># Você vai ver um arquivo mais ou menos assim:</text:p>
      <text:p text:style-name="P1"/>
      <text:p text:style-name="P1"><text:span text:style-name="Source_20_Text"><text:span text:style-name="T3">127.0.0.1 <text:s text:c="2"/>localhost</text:span></text:span></text:p>
      <text:p text:style-name="Preformatted_20_Text"><text:span text:style-name="Source_20_Text"><text:span text:style-name="T3">127.0.0.1 <text:s text:c="2"/>host.example.com</text:span></text:span></text:p>
      <text:p text:style-name="Preformatted_20_Text"><text:span text:style-name="Source_20_Text"><text:span text:style-name="T3"># The following lines are desirable for IPv6 capable hosts</text:span></text:span></text:p>
      <text:p text:style-name="Preformatted_20_Text"><text:span text:style-name="Source_20_Text"><text:span text:style-name="T3">::1 <text:s text:c="4"/>localhost ip6-localhost ip6-loopback</text:span></text:span></text:p>
      <text:p text:style-name="Preformatted_20_Text"><text:span text:style-name="Source_20_Text"><text:span text:style-name="T3">ff02::1 ip6-allnodes</text:span></text:span></text:p>
      <text:p text:style-name="Preformatted_20_Text"><text:span text:style-name="Source_20_Text"><text:span text:style-name="T3">ff02::2 ip6-allrouters</text:span></text:span></text:p>
      <text:p text:style-name="Preformatted_20_Text"/>
      <text:p text:style-name="P1"><text:span text:style-name="Source_20_Text"><text:span text:style-name="T2">Altere essa linha: </text:span></text:span><text:span text:style-name="Source_20_Text"><text:span text:style-name="T3">127.0.0.1 <text:s text:c="2"/>host.example.com</text:span></text:span></text:p>
      <text:p text:style-name="P2"><text:span text:style-name="Source_20_Text"><text:span text:style-name="T2">Em nosso caso vai ficar assim: </text:span></text:span><text:span text:style-name="Source_20_Text"><text:span text:style-name="T4">127.0.0.1 <text:s text:c="2"/>server01.cloud.server</text:span></text:span></text:p>
      <text:p text:style-name="Text_20_body">Salve e reinicie o servido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21:42:14.341702767</meta:creation-date>
    <dc:date>2025-05-01T21:43:05.306925990</dc:date>
    <meta:editing-duration>PT52S</meta:editing-duration>
    <meta:editing-cycles>1</meta:editing-cycles>
    <meta:document-statistic meta:table-count="0" meta:image-count="0" meta:object-count="0" meta:page-count="1" meta:paragraph-count="20" meta:word-count="137" meta:character-count="909" meta:non-whitespace-character-count="778"/>
    <meta:generator>LibreOffice/24.2.7.2$Linux_X86_64 LibreOffice_project/420$Build-2</meta:generator>
  </office:meta>
</office:document-meta>
</file>